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3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5cm" svg:y1="2.75cm" svg:x2="15cm" svg:y2="18.75cm">
          <text:p/>
        </draw:line>
        <draw:line draw:style-name="gr1" draw:text-style-name="P1" draw:layer="layout" svg:x1="5cm" svg:y1="4.25cm" svg:x2="26.25cm" svg:y2="4.25cm">
          <text:p/>
        </draw:line>
        <draw:frame draw:style-name="gr2" draw:text-style-name="P2" draw:layer="layout" svg:width="2.25cm" svg:height="1.25cm" svg:x="9cm" svg:y="3cm">
          <draw:text-box>
            <text:p>stack</text:p>
          </draw:text-box>
        </draw:frame>
        <draw:frame draw:style-name="gr3" draw:text-style-name="P2" draw:layer="layout" svg:width="2.25cm" svg:height="1cm" svg:x="18.75cm" svg:y="3cm">
          <draw:text-box>
            <text:p>heap</text:p>
          </draw:text-box>
        </draw:frame>
        <draw:frame draw:style-name="gr4" draw:text-style-name="P3" draw:layer="layout" svg:width="14.75cm" svg:height="1.673cm" svg:x="7.5cm" svg:y="1.327cm">
          <draw:text-box>
            <text:p>pokemon_t* obtener_un_pokemon(FILE* archivo)</text:p>
          </draw:text-box>
        </draw:frame>
        <draw:custom-shape draw:style-name="gr5" draw:text-style-name="P4" draw:layer="layout" svg:width="3.75cm" svg:height="4.5cm" svg:x="17cm" svg:y="5.5cm">
          <text:p text:style-name="P4">pokemon_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5cm" svg:height="0.75cm" svg:x="10.25cm" svg:y="6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3" draw:layer="layout" svg:width="3.25cm" svg:height="0.962cm" svg:x="9.25cm" svg:y="5.538cm">
          <draw:text-box>
            <text:p>pokemon</text:p>
          </draw:text-box>
        </draw:frame>
        <draw:line draw:style-name="gr8" draw:text-style-name="P1" draw:layer="layout" svg:x1="10.5cm" svg:y1="7cm" svg:x2="17.25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5:46.435738499</meta:creation-date>
    <dc:date>2023-09-15T16:12:13.038683242</dc:date>
    <meta:editing-duration>PT5M52S</meta:editing-duration>
    <meta:editing-cycles>2</meta:editing-cycles>
    <meta:generator>LibreOffice/7.3.7.2$Linux_X86_64 LibreOffice_project/30$Build-2</meta:generator>
    <meta:document-statistic meta:object-count="9"/>
  </office:meta>
</office:document-meta>
</file>